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Sans Pro" svg:font-family="'Source Sans Pro', sans-serif"/>
  </office:font-face-decls>
  <office:automatic-styles>
    <style:style style:name="Table1" style:family="table">
      <style:table-properties style:width="6.9208in" table:align="left"/>
    </style:style>
    <style:style style:name="Table1.A" style:family="table-column">
      <style:table-column-properties style:column-width="1.2333in"/>
    </style:style>
    <style:style style:name="Table1.B" style:family="table-column">
      <style:table-column-properties style:column-width="1.2931in"/>
    </style:style>
    <style:style style:name="Table1.C" style:family="table-column">
      <style:table-column-properties style:column-width="1.3167in"/>
    </style:style>
    <style:style style:name="Table1.D" style:family="table-column">
      <style:table-column-properties style:column-width="1.1375in"/>
    </style:style>
    <style:style style:name="Table1.E" style:family="table-column">
      <style:table-column-properties style:column-width="1.9403in"/>
    </style:style>
    <style:style style:name="Table1.1" style:family="table-row">
      <style:table-row-properties fo:background-color="#2980b9">
        <style:background-image/>
      </style:table-row-properties>
    </style:style>
    <style:style style:name="Table1.A1" style:family="table-cell">
      <style:table-cell-properties style:vertical-align="middle" fo:padding-left="0.1042in" fo:padding-right="0.1042in" fo:padding-top="0.0521in" fo:padding-bottom="0.0521in" fo:border="0.05pt solid #595959"/>
    </style:style>
    <style:style style:name="Table1.A4" style:family="table-cell">
      <style:table-cell-properties style:vertical-align="middle" fo:padding-left="0.1042in" fo:padding-right="0.1042in" fo:padding-top="0.0521in" fo:padding-bottom="0.0521in" fo:border-left="0.05pt solid #595959" fo:border-right="0.05pt solid #595959" fo:border-top="none" fo:border-bottom="0.05pt solid #595959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1674in"/>
    </style:style>
    <style:style style:name="Table2.B" style:family="table-column">
      <style:table-column-properties style:column-width="0.7542in"/>
    </style:style>
    <style:style style:name="Table2.C" style:family="table-column">
      <style:table-column-properties style:column-width="4.0035in"/>
    </style:style>
    <style:style style:name="Table2.1" style:family="table-row">
      <style:table-row-properties fo:background-color="#2980b9">
        <style:background-image/>
      </style:table-row-properties>
    </style:style>
    <style:style style:name="Table2.A1" style:family="table-cell">
      <style:table-cell-properties style:vertical-align="middle" fo:padding-left="0.1042in" fo:padding-right="0.1042in" fo:padding-top="0.0521in" fo:padding-bottom="0.0521in" fo:border="0.05pt solid #595959"/>
    </style:style>
    <style:style style:name="P1" style:family="paragraph" style:parent-style-name="Heading_20_2">
      <style:text-properties fo:font-variant="normal" fo:text-transform="none" fo:color="#595959" loext:opacity="100%" style:font-name="Source Sans Pro" fo:letter-spacing="normal" fo:font-style="normal" fo:font-weight="normal"/>
    </style:style>
    <style:style style:name="P2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595959" loext:opacity="100%" style:font-name="Source Sans Pro" fo:letter-spacing="normal" fo:font-style="normal" fo:font-weight="normal"/>
    </style:style>
    <style:style style:name="P3" style:family="paragraph" style:parent-style-name="Table_20_Contents">
      <style:paragraph-properties fo:margin-left="0in" fo:margin-right="0in" fo:text-indent="0in" style:auto-text-indent="false"/>
    </style:style>
    <style:style style:name="P4" style:family="paragraph" style:parent-style-name="Table_20_Contents">
      <style:paragraph-properties fo:margin-left="0in" fo:margin-right="0in" fo:text-indent="0in" style:auto-text-indent="false"/>
      <style:text-properties fo:font-size="12pt" officeooo:rsid="0004bc27" officeooo:paragraph-rsid="0004bc27" style:font-size-asian="12pt" style:font-size-complex="12pt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fo:font-size="12pt" officeooo:rsid="0009359d" officeooo:paragraph-rsid="0009359d" style:font-size-asian="12pt" style:font-size-complex="12pt"/>
    </style:style>
    <style:style style:name="P6" style:family="paragraph" style:parent-style-name="Table_20_Contents">
      <style:paragraph-properties fo:margin-left="0in" fo:margin-right="0in" fo:text-indent="0in" style:auto-text-indent="false"/>
      <style:text-properties fo:font-size="12pt" officeooo:rsid="0005dabb" officeooo:paragraph-rsid="0005dabb" style:font-size-asian="12pt" style:font-size-complex="12pt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fo:font-size="12pt" officeooo:rsid="000a488e" officeooo:paragraph-rsid="000a488e" style:font-size-asian="12pt" style:font-size-complex="12pt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font-size="12pt" officeooo:rsid="0003c75d" officeooo:paragraph-rsid="0003c75d" style:font-size-asian="12pt" style:font-size-complex="12pt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fo:font-size="12pt" officeooo:rsid="000c628e" officeooo:paragraph-rsid="000c628e" style:font-size-asian="12pt" style:font-size-complex="12pt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</style:style>
    <style:style style:name="T1" style:family="text">
      <style:text-properties officeooo:rsid="0003c75d"/>
    </style:style>
    <style:style style:name="T2" style:family="text">
      <style:text-properties fo:font-weight="bold"/>
    </style:style>
    <style:style style:name="T3" style:family="text">
      <style:text-properties fo:color="#f28a3e" loext:opacity="100%" fo:font-size="9pt"/>
    </style:style>
    <style:style style:name="T4" style:family="text">
      <style:text-properties fo:color="#595959" loext:opacity="100%" loext:padding="0in" loext:border="none"/>
    </style:style>
    <style:style style:name="T5" style:family="text">
      <style:text-properties fo:color="#a6a6a6" loext:opacity="100%"/>
    </style:style>
    <style:style style:name="T6" style:family="text">
      <style:text-properties fo:font-variant="normal" fo:text-transform="none" fo:color="#595959" loext:opacity="100%" style:font-name="Source Sans Pro" fo:font-size="10.5pt" fo:letter-spacing="normal" fo:font-style="normal" fo:font-weight="normal"/>
    </style:style>
    <style:style style:name="T7" style:family="text">
      <style:text-properties fo:font-variant="normal" fo:text-transform="none" fo:color="#595959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ttribute Grammar - <text:span text:style-name="T1">Identification</text:span></text:h>
      <text:h text:style-name="P2" text:outline-level="3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Symbol</text:p>
          </table:table-cell>
          <table:table-cell table:style-name="Table1.A1" office:value-type="string">
            <text:p text:style-name="P3">Attribute Name</text:p>
          </table:table-cell>
          <table:table-cell table:style-name="Table1.A1" office:value-type="string">
            <text:p text:style-name="P3">Java Type</text:p>
          </table:table-cell>
          <table:table-cell table:style-name="Table1.A1" office:value-type="string">
            <text:p text:style-name="P3">Inherited/Synthesized</text:p>
          </table:table-cell>
          <table:table-cell table:style-name="Table1.A1" office:value-type="string">
            <text:p text:style-name="P3">Description</text:p>
          </table:table-cell>
        </table:table-row>
        <table:table-row>
          <table:table-cell table:style-name="Table1.A1" office:value-type="string">
            <text:p text:style-name="P4">variable</text:p>
          </table:table-cell>
          <table:table-cell table:style-name="Table1.A1" office:value-type="string">
            <text:p text:style-name="P5">definition</text:p>
          </table:table-cell>
          <table:table-cell table:style-name="Table1.A1" office:value-type="string">
            <text:p text:style-name="P4">VarDefinition</text:p>
          </table:table-cell>
          <table:table-cell table:style-name="Table1.A1" office:value-type="string">
            <text:p text:style-name="P6">Sintetizado</text:p>
          </table:table-cell>
          <table:table-cell table:style-name="Table1.A1" office:value-type="string">
            <text:p text:style-name="P6">Identifica la variable</text:p>
          </table:table-cell>
        </table:table-row>
        <table:table-row>
          <table:table-cell table:style-name="Table1.A1" office:value-type="string">
            <text:p text:style-name="P7">field</text:p>
          </table:table-cell>
          <table:table-cell table:style-name="Table1.A1" office:value-type="string">
            <text:p text:style-name="P5">definition</text:p>
          </table:table-cell>
          <table:table-cell table:style-name="Table1.A1" office:value-type="string">
            <text:p text:style-name="P4">FieldDefinition</text:p>
          </table:table-cell>
          <table:table-cell table:style-name="Table1.A1" office:value-type="string">
            <text:p text:style-name="P6">Sintetizado</text:p>
          </table:table-cell>
          <table:table-cell table:style-name="Table1.A1" office:value-type="string">
            <text:p text:style-name="P6">Identifica el campo</text:p>
          </table:table-cell>
        </table:table-row>
        <table:table-row>
          <table:table-cell table:style-name="Table1.A4" office:value-type="string">
            <text:p text:style-name="P8">definition</text:p>
          </table:table-cell>
          <table:table-cell table:style-name="Table1.A4" office:value-type="string">
            <text:p text:style-name="P5">definition</text:p>
          </table:table-cell>
          <table:table-cell table:style-name="Table1.A4" office:value-type="string">
            <text:p text:style-name="P4">StructDefinition</text:p>
          </table:table-cell>
          <table:table-cell table:style-name="Table1.A4" office:value-type="string">
            <text:p text:style-name="P6">Sintetizado</text:p>
          </table:table-cell>
          <table:table-cell table:style-name="Table1.A4" office:value-type="string">
            <text:p text:style-name="P6">Identifica la estructura</text:p>
          </table:table-cell>
        </table:table-row>
        <table:table-row>
          <table:table-cell table:style-name="Table1.A4" office:value-type="string">
            <text:p text:style-name="P4">function</text:p>
          </table:table-cell>
          <table:table-cell table:style-name="Table1.A4" office:value-type="string">
            <text:p text:style-name="P5">definition</text:p>
          </table:table-cell>
          <table:table-cell table:style-name="Table1.A4" office:value-type="string">
            <text:p text:style-name="P4">FuncDefinition</text:p>
          </table:table-cell>
          <table:table-cell table:style-name="Table1.A4" office:value-type="string">
            <text:p text:style-name="P6">Sintetizado</text:p>
          </table:table-cell>
          <table:table-cell table:style-name="Table1.A4" office:value-type="string">
            <text:p text:style-name="P6">Identifica la función</text:p>
          </table:table-cell>
        </table:table-row>
      </table:table>
      <text:h text:style-name="P2" text:outline-level="3">Rules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Node</text:p>
          </table:table-cell>
          <table:table-cell table:style-name="Table2.A1" office:value-type="string">
            <text:p text:style-name="P3">Predicates</text:p>
          </table:table-cell>
          <table:table-cell table:style-name="Table2.A1" office:value-type="string">
            <text:p text:style-name="P3">Semantic Functions</text:p>
          </table:table-cell>
        </table:table-row>
        <table:table-row>
          <table:table-cell table:style-name="Table2.A1" office:value-type="string">
            <text:p text:style-name="P3"><text:span text:style-name="T2">program</text:span> → <text:span text:style-name="T3">name</text:span>:<text:span text:style-name="T4">string</text:span> <text:span text:style-name="T4">globalSection</text:span> <text:span text:style-name="T4">functionCreation*</text:span> <text:span text:style-name="T4">functionDefinition*</text:span> <text:span text:style-name="T4">run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globalSection</text:span> → <text:span text:style-name="T4">structDefinition*</text:span> <text:span text:style-name="T4">varDefinition*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functionCreation</text:span> → <text:span text:style-name="T3">name</text:span>:<text:span text:style-name="T4">string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varDefinition</text:span><text:span text:style-name="T5">:definition</text:span> → <text:span text:style-name="T3">name</text:span>:<text:span text:style-name="T4">string</text:span> <text:span text:style-name="T4">type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structDefinition</text:span><text:span text:style-name="T5">:definition</text:span> → <text:span text:style-name="T3">name</text:span>:<text:span text:style-name="T4">string</text:span> <text:span text:style-name="T4">fieldDefinition*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fieldDefinition</text:span><text:span text:style-name="T5">:definition</text:span> → <text:span text:style-name="T3">name</text:span>:<text:span text:style-name="T4">string</text:span> <text:span text:style-name="T4">type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functionDefinition</text:span><text:span text:style-name="T5">:definition</text:span> → <text:span text:style-name="T3">name</text:span>:<text:span text:style-name="T4">string</text:span> <text:span text:style-name="T3">parameters</text:span>:<text:span text:style-name="T4">varDefinition*</text:span> <text:span text:style-name="T4">type?</text:span> <text:span text:style-name="T3">locals</text:span>:<text:span text:style-name="T4">varDefinition*</text:span> <text:span text:style-name="T4">statement*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print</text:span><text:span text:style-name="T5">:statement</text:span> → <text:span text:style-name="T4">expression*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read</text:span><text:span text:style-name="T5">:statement</text:span> → <text:span text:style-name="T4">expression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call</text:span><text:span text:style-name="T5">:statement</text:span> → <text:span text:style-name="T4">expression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assignment</text:span><text:span text:style-name="T5">:statement</text:span> → <text:span text:style-name="T3">left</text:span>:<text:soft-page-break/><text:span text:style-name="T4">expression</text:span> <text:span text:style-name="T3">right</text:span>:<text:span text:style-name="T4">expression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conditional</text:span><text:span text:style-name="T5">:statement</text:span> → <text:span text:style-name="T4">expression</text:span> <text:span text:style-name="T3">ifStatements</text:span>:<text:span text:style-name="T4">statement*</text:span> <text:span text:style-name="T3">elseStatements</text:span>:<text:span text:style-name="T4">statement*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3"><text:span text:style-name="T2">loop</text:span><text:span text:style-name="T5">:statement</text:span> → <text:span text:style-name="T3">fromStatements</text:span>:<text:span text:style-name="T4">statement*</text:span> <text:span text:style-name="T4">expression</text:span> <text:span text:style-name="T3">loopStatements</text:span>:<text:span text:style-name="T4">statement*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return</text:span><text:span text:style-name="T5">:statement</text:span> → <text:span text:style-name="T4">expression?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run</text:span> → <text:span text:style-name="T3">name</text:span>:<text:span text:style-name="T4">string</text:span> <text:span text:style-name="T4">expression*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intType</text:span><text:span text:style-name="T5">:type</text:span> → ε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realType</text:span><text:span text:style-name="T5">:type</text:span> → ε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charType</text:span><text:span text:style-name="T5">:type</text:span> → ε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arrayType</text:span><text:span text:style-name="T5">:type</text:span> → <text:span text:style-name="T3">intValue</text:span>:<text:span text:style-name="T4">int</text:span> <text:span text:style-name="T4">type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structType</text:span><text:span text:style-name="T5">:type</text:span> → <text:span text:style-name="T3">name</text:span>:<text:span text:style-name="T4">string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voidType</text:span><text:span text:style-name="T5">:type</text:span> → ε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variable</text:span><text:span text:style-name="T5">:expression</text:span> → <text:span text:style-name="T3">name</text:span>:<text:span text:style-name="T4">string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intLiteral</text:span><text:span text:style-name="T5">:expression</text:span> → <text:span text:style-name="T3">intValue</text:span>:<text:span text:style-name="T4">int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realLiteral</text:span><text:span text:style-name="T5">:expression</text:span> → <text:span text:style-name="T3">floatValue</text:span>:<text:span text:style-name="T4">float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charLiteral</text:span><text:span text:style-name="T5">:expression</text:span> → <text:span text:style-name="T3">charValue</text:span>:<text:span text:style-name="T4">char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functionCall</text:span><text:span text:style-name="T5">:expression</text:span> → <text:span text:style-name="T3">name</text:span>:<text:span text:style-name="T4">string</text:span> <text:span text:style-name="T4">expression*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structAccess</text:span><text:span text:style-name="T5">:expression</text:span> → <text:span text:style-name="T3">expr</text:span>:<text:span text:style-name="T4">expression</text:span> <text:span text:style-name="T3">name</text:span>:<text:span text:style-name="T4">string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arrayAccess</text:span><text:span text:style-name="T5">:expression</text:span> → <text:span text:style-name="T3">left</text:span>:<text:span text:style-name="T4">expression</text:span> <text:span text:style-name="T3">right</text:span>:<text:span text:style-name="T4">expression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cast</text:span><text:span text:style-name="T5">:expression</text:span> → <text:span text:style-name="T4">type</text:span> <text:span text:style-name="T4">expression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arithmeticBinary</text:span><text:span text:style-name="T5">:expression</text:span> → <text:span text:style-name="T3">left</text:span>:<text:span text:style-name="T4">expression</text:span> <text:span text:style-name="T3">operator</text:span>:<text:span text:style-name="T4">string</text:span> <text:span text:style-name="T3">right</text:span>:<text:span text:style-name="T4">expression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ext:soft-page-break/>
        <table:table-row>
          <table:table-cell table:style-name="Table2.A1" office:value-type="string">
            <text:p text:style-name="P3"><text:span text:style-name="T2">arithmeticUnary</text:span><text:span text:style-name="T5">:expression</text:span> → <text:span text:style-name="T3">operator</text:span>:<text:span text:style-name="T4">string</text:span> <text:span text:style-name="T3">expr</text:span>:<text:span text:style-name="T4">expression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logicBinary</text:span><text:span text:style-name="T5">:expression</text:span> → <text:span text:style-name="T3">left</text:span>:<text:span text:style-name="T4">expression</text:span> <text:span text:style-name="T3">operator</text:span>:<text:span text:style-name="T4">string</text:span> <text:span text:style-name="T3">right</text:span>:<text:span text:style-name="T4">expression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logicUnary</text:span><text:span text:style-name="T5">:expression</text:span> → <text:span text:style-name="T3">operator</text:span>:<text:span text:style-name="T4">string</text:span> <text:span text:style-name="T3">expr</text:span>:<text:span text:style-name="T4">expression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3"><text:span text:style-name="T2">relationalBinary</text:span><text:span text:style-name="T5">:expression</text:span> → <text:span text:style-name="T3">left</text:span>:<text:span text:style-name="T4">expression</text:span> <text:span text:style-name="T3">operator</text:span>:<text:span text:style-name="T4">string</text:span> <text:span text:style-name="T3">right</text:span>:<text:span text:style-name="T4">expression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</table:table>
      <text:p text:style-name="P12"><text:line-break/><text:span text:style-name="T6">Operators samples (cut &amp; paste if needed):</text:span><text:line-break/><text:span text:style-name="T7">⇒ ⇔ ≠ ∅ ∈ ∉ ∪ ∩ ⊂ ⊄ ∑ ∃ ∀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1T08:51:58.599613663</meta:creation-date>
    <meta:generator>LibreOffice/25.2.1.2$Linux_X86_64 LibreOffice_project/d3abf4aee5fd705e4a92bba33a32f40bc4e56f49</meta:generator>
    <dc:date>2025-04-01T11:01:18.130616796</dc:date>
    <meta:editing-duration>PT34M10S</meta:editing-duration>
    <meta:editing-cycles>8</meta:editing-cycles>
    <meta:document-statistic meta:table-count="2" meta:image-count="0" meta:object-count="0" meta:page-count="3" meta:paragraph-count="66" meta:word-count="198" meta:character-count="2054" meta:non-whitespace-character-count="1921"/>
  </office:meta>
</office:document-meta>
</file>